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145" officeooo:paragraph-rsid="001ab145"/>
    </style:style>
    <style:style style:name="P2" style:family="paragraph" style:parent-style-name="Standard">
      <style:text-properties officeooo:rsid="001ab145" officeooo:paragraph-rsid="001b81e8"/>
    </style:style>
    <style:style style:name="P3" style:family="paragraph" style:parent-style-name="Standard">
      <style:text-properties officeooo:rsid="001d464d" officeooo:paragraph-rsid="001d464d"/>
    </style:style>
    <style:style style:name="T1" style:family="text">
      <style:text-properties officeooo:rsid="001b81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ction (dataset, var.equal = TRUE, type = "QQ", center = TRUE, </text:p>
      <text:p text:style-name="P3"><text:s text:c="10"/>shift = 0, trtmt.names, x.axis.label,main.title="",char=7 + 1:length(treatments), char.col=1:length(treatments)) </text:p>
      <text:p text:style-name="P3">{</text:p>
      <text:p text:style-name="P3"><text:s text:c="4"/>dataset &lt;- dataset[order(dataset[, 1]), ]</text:p>
      <text:p text:style-name="P3"><text:s text:c="4"/>data.split &lt;- split(dataset[, 2], dataset[, 1])</text:p>
      <text:p text:style-name="P3"><text:s text:c="4"/>treatments &lt;- sapply(data.split, mean)</text:p>
      <text:p text:style-name="P3"><text:s text:c="4"/>n &lt;- sapply(data.split, length)</text:p>
      <text:p text:style-name="P3"><text:s text:c="4"/>if (center) {</text:p>
      <text:p text:style-name="P3"><text:s text:c="8"/>errors &lt;- dataset[, 2] - rep(treatments, n)</text:p>
      <text:p text:style-name="P3"><text:s text:c="8"/>x.axis.label = "errors"</text:p>
      <text:p text:style-name="P3"><text:s text:c="8"/>if (var.equal) {</text:p>
      <text:p text:style-name="P3"><text:s text:c="12"/>treatments &lt;- (treatments - mean(treatments)) * sqrt(n)</text:p>
      <text:p text:style-name="P3"><text:s text:c="8"/>}</text:p>
      <text:p text:style-name="P3"><text:s text:c="8"/>else {</text:p>
      <text:p text:style-name="P3"><text:s text:c="12"/>sigmas &lt;- sapply(data.split, sd)</text:p>
      <text:p text:style-name="P3"><text:s text:c="12"/>errors &lt;- errors/rep(sigmas, n)</text:p>
      <text:p text:style-name="P3"><text:s text:c="12"/>treatments &lt;- (treatments - mean(treatments)) * sqrt(n)/sigmas</text:p>
      <text:p text:style-name="P3"><text:s text:c="8"/>}</text:p>
      <text:p text:style-name="P3"><text:s text:c="4"/>}</text:p>
      <text:p text:style-name="P3"><text:s text:c="4"/>else {</text:p>
      <text:p text:style-name="P3"><text:s text:c="8"/>errors &lt;- (dataset[, 2] - rep(treatments, n))/sqrt(rep(n, </text:p>
      <text:p text:style-name="P3"><text:s text:c="63"/>n)) + mean(treatments)</text:p>
      <text:p text:style-name="P3"><text:s text:c="8"/>#x.axis.label = "means"</text:p>
      <text:p text:style-name="P3"><text:s text:c="8"/>if (!var.equal) {</text:p>
      <text:p text:style-name="P3"><text:s text:c="12"/>stop("You must scale and center the means if sample variances are unequal.")</text:p>
      <text:p text:style-name="P3"><text:s text:c="8"/>}</text:p>
      <text:p text:style-name="P3"><text:s text:c="4"/>}</text:p>
      <text:p text:style-name="P3"><text:s text:c="4"/>trt.as.factor &lt;- factor(dataset[, 1])</text:p>
      <text:p text:style-name="P3"><text:s text:c="4"/>plotregionmin &lt;- min(treatments, errors)</text:p>
      <text:p text:style-name="P3"><text:s text:c="4"/>plotregionmax &lt;- max(treatments, errors)</text:p>
      <text:p text:style-name="P3"><text:s text:c="4"/>if (type == "QQ") {</text:p>
      <text:p text:style-name="P3"><text:s text:c="8"/>qqANOVA(errors, treatments, xlim = range(c(treatments, </text:p>
      <text:p text:style-name="P3"><text:s text:c="51"/>errors)), ylim = range(c(treatments, errors)), ylab = "scaled treatment averages")</text:p>
      <text:p text:style-name="P3"><text:s text:c="8"/>abline(0, 1)</text:p>
      <text:p text:style-name="P3"><text:s text:c="8"/>legend(plotregionmin, plotregionmax, legend = levels(trt.as.factor), </text:p>
      <text:p text:style-name="P3"><text:s text:c="15"/>col = as.numeric(factor(treatments)), pch = 16)</text:p>
      <text:p text:style-name="P3"><text:s text:c="8"/>tickhalflength &lt;- sd(treatments)/10</text:p>
      <text:p text:style-name="P3"><text:s text:c="8"/>segments(errors, rep(plotregionmin, length(errors)) - </text:p>
      <text:p text:style-name="P3"><text:s text:c="21"/>tickhalflength, errors, rep(plotregionmin, length(errors)) + </text:p>
      <text:p text:style-name="P3"><text:s text:c="21"/>tickhalflength, col = as.numeric(trt.as.factor), </text:p>
      <text:p text:style-name="P3"><text:s text:c="17"/>lwd = 2)</text:p>
      <text:p text:style-name="P3"><text:s text:c="4"/>}</text:p>
      <text:p text:style-name="P3"><text:s text:c="4"/>else {</text:p>
      <text:p text:style-name="P3"><text:s text:c="8"/>breaks &lt;- hist(c(treatments, errors), breaks = "FD", </text:p>
      <text:p text:style-name="P3"><text:s text:c="23"/>plot = FALSE)$breaks</text:p>
      <text:p text:style-name="P3"><text:s text:c="8"/>hist(errors, xlab = x.axis.label, main = main.title, breaks = breaks,</text:p>
      <text:p text:style-name="P3"><text:s text:c="13"/>cex.main=1.5,cex.lab=1.5,cex.axis=1.5)</text:p>
      <text:p text:style-name="P3"><text:soft-page-break/><text:s text:c="8"/>points(treatments, rep(0 + shift, length(treatments)), </text:p>
      <text:p text:style-name="P3"><text:s text:c="15"/>cex = 2.5, col = char.col, pch = char)</text:p>
      <text:p text:style-name="P3"><text:s text:c="8"/>legend("topleft", legend = trtmt.names</text:p>
      <text:p text:style-name="P3"><text:s text:c="15"/>, pch = char, col = char.col, <text:s/>cex=1.5)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6:31:14.155096073</meta:creation-date>
    <dc:date>2019-12-14T10:21:23.858366517</dc:date>
    <meta:editing-duration>PT22H59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230" meta:character-count="2327" meta:non-whitespace-character-count="1603"/>
  </office:meta>
</office:document-meta>
</file>